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91B6D481CD344300.png" manifest:media-type="image/png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2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style:writing-mode="lr-tb"/>
      <style:text-properties fo:language="en" fo:country="US"/>
    </style:style>
    <style:style style:name="P20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1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27ff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666666" fo:font-size="11pt" officeooo:rsid="00389d01" style:font-size-asian="11pt" style:font-size-complex="11pt"/>
    </style:style>
    <style:style style:name="T17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389d0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Andale Mono" fo:font-size="11pt" fo:language="en" fo:country="US" fo:font-style="normal" style:text-underline-style="none" fo:font-weight="normal" officeooo:rsid="00389d0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027ff"/>
    </style:style>
    <style:style style:name="T32" style:family="text">
      <style:text-properties officeooo:rsid="00227052"/>
    </style:style>
    <style:style style:name="T33" style:family="text">
      <style:text-properties officeooo:rsid="0018b7ec"/>
    </style:style>
    <style:style style:name="T34" style:family="text">
      <style:text-properties officeooo:rsid="002332e6"/>
    </style:style>
    <style:style style:name="T35" style:family="text">
      <style:text-properties officeooo:rsid="00244007"/>
    </style:style>
    <style:style style:name="T36" style:family="text">
      <style:text-properties officeooo:rsid="00257c2a"/>
    </style:style>
    <style:style style:name="T37" style:family="text">
      <style:text-properties officeooo:rsid="002924a0"/>
    </style:style>
    <style:style style:name="T38" style:family="text">
      <style:text-properties officeooo:rsid="00389d01"/>
    </style:style>
    <style:style style:name="T39" style:family="text">
      <style:text-properties style:font-name="Andale Mono" fo:language="en" fo:country="US"/>
    </style:style>
    <style:style style:name="T40" style:family="text">
      <style:text-properties style:font-name="Andale Mono" fo:language="en" fo:country="US" officeooo:rsid="002027ff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urrent-value="er2015workshop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urrent-value="23 October 20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faafo_base_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hecklist: Launching your Drupal Instance in the Cloud</text:p>
      <text:p text:style-name="P15"/>
      <text:p text:style-name="P16"><text:span text:style-name="T33">Your</text:span> Name:<text:tab/><draw:control text:anchor-type="as-char" svg:y="-0.439cm" draw:z-index="2" draw:style-name="gr1" draw:text-style-name="P30" svg:width="4.878cm" svg:height="0.703cm" draw:control="control3"/><text:tab/><text:span text:style-name="T33">Family</text:span> Name:<text:tab/><draw:control text:anchor-type="as-char" svg:y="-0.443cm" draw:z-index="3" draw:style-name="gr1" draw:text-style-name="P30" svg:width="4.878cm" svg:height="0.703cm" draw:control="control4"/></text:p>
      <text:p text:style-name="P20">Project:<text:tab/><draw:control text:anchor-type="as-char" svg:y="-0.443cm" draw:z-index="0" draw:style-name="gr1" draw:text-style-name="P29" svg:width="4.878cm" svg:height="0.703cm" draw:control="control1"/><text:tab/>Date:<text:tab/><text:tab/><draw:control text:anchor-type="as-char" svg:y="-0.443cm" draw:z-index="1" draw:style-name="gr1" draw:text-style-name="P29" svg:width="4.878cm" svg:height="0.703cm" draw:control="control2"/></text:p>
      <text:p text:style-name="P20"/>
      <text:p text:style-name="P1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29" svg:width="0.466cm" svg:height="0.563cm" draw:control="control9"/></text:p>
          </table:table-cell>
          <table:table-cell table:style-name="Table1.B2" office:value-type="string">
            <text:p text:style-name="P8"><text:span text:style-name="T17">In a web browser navigate to </text:span><text:a xlink:type="simple" xlink:href="https://dashboard.rc.nectar.org.au/project/instances/" text:style-name="Internet_20_link" text:visited-style-name="Visited_20_Internet_20_Link"><text:span text:style-name="T5">https</text:span></text:a><text:a xlink:type="simple" xlink:href="https://dashboard.rc.nectar.org.au/project/instances/" text:style-name="Internet_20_link" text:visited-style-name="Visited_20_Internet_20_Link"><text:span text:style-name="T5">://</text:span></text:a><text:a xlink:type="simple" xlink:href="https://dashboard.rc.nectar.org.au/project/instances/" text:style-name="Internet_20_link" text:visited-style-name="Visited_20_Internet_20_Link"><text:span text:style-name="T5">dashboard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rc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nectar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org</text:span></text:a><text:a xlink:type="simple" xlink:href="https://dashboard.rc.nectar.org.au/project/instances/" text:style-name="Internet_20_link" text:visited-style-name="Visited_20_Internet_20_Link"><text:span text:style-name="T5">.</text:span></text:a><text:a xlink:type="simple" xlink:href="https://dashboard.rc.nectar.org.au/project/instances/" text:style-name="Internet_20_link" text:visited-style-name="Visited_20_Internet_20_Link"><text:span text:style-name="T5">au</text:span></text:a><text:a xlink:type="simple" xlink:href="https://dashboard.rc.nectar.org.au/project/instances/" text:style-name="Internet_20_link" text:visited-style-name="Visited_20_Internet_20_Link"><text:span text:style-name="T5">/</text:span></text:a><text:a xlink:type="simple" xlink:href="https://dashboard.rc.nectar.org.au/project/instances/" text:style-name="Internet_20_link" text:visited-style-name="Visited_20_Internet_20_Link"><text:span text:style-name="T5">project</text:span></text:a><text:a xlink:type="simple" xlink:href="https://dashboard.rc.nectar.org.au/project/instances/" text:style-name="Internet_20_link" text:visited-style-name="Visited_20_Internet_20_Link"><text:span text:style-name="T5">/</text:span></text:a><text:a xlink:type="simple" xlink:href="https://dashboard.rc.nectar.org.au/project/instances/" text:style-name="Internet_20_link" text:visited-style-name="Visited_20_Internet_20_Link"><text:span text:style-name="T5">instances</text:span></text:a><text:a xlink:type="simple" xlink:href="https://dashboard.rc.nectar.org.au/project/instances/" text:style-name="Internet_20_link" text:visited-style-name="Visited_20_Internet_20_Link"><text:span text:style-name="T5">/</text:span></text:a><text:span text:style-name="T17">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29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3"><draw:control text:anchor-type="as-char" draw:z-index="10" draw:style-name="gr2" draw:text-style-name="P29" svg:width="0.466cm" svg:height="0.563cm" draw:control="control11"/></text:p>
          </table:table-cell>
          <table:table-cell table:style-name="Table1.B4" office:value-type="string">
            <text:p text:style-name="P2">Press the “Launch Instance” button</text:p>
          </table:table-cell>
        </table:table-row>
        <table:table-row>
          <table:table-cell table:style-name="Table1.A5" office:value-type="string">
            <text:p text:style-name="P3"><draw:control text:anchor-type="as-char" draw:z-index="11" draw:style-name="gr2" draw:text-style-name="P29" svg:width="0.466cm" svg:height="0.563cm" draw:control="control12"/></text:p>
          </table:table-cell>
          <table:table-cell table:style-name="Table1.B5" office:value-type="string">
            <text:p text:style-name="P4">A dialogue titled “Launch Instance” is shown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29" svg:width="0.466cm" svg:height="0.563cm" draw:control="control18"/></text:p>
          </table:table-cell>
          <table:table-cell table:style-name="Table2.B1" office:value-type="string">
            <text:p text:style-name="P7"><text:span text:style-name="T34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29" svg:width="0.466cm" svg:height="0.563cm" draw:control="control13"/></text:p>
          </table:table-cell>
          <table:table-cell table:style-name="Table2.B2" office:value-type="string">
            <text:p text:style-name="P5">Enter a meaningful name in the Instance Name fiel<text:span text:style-name="T34">d, e.g.: “mp_instance”</text:span></text:p>
            <text:p text:style-name="P23">The name you entered was: <draw:control text:anchor-type="as-char" svg:y="-0.443cm" draw:z-index="4" draw:style-name="gr1" draw:text-style-name="P30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29" svg:width="0.466cm" svg:height="0.563cm" draw:control="control14"/></text:p>
          </table:table-cell>
          <table:table-cell table:style-name="Table2.B3" office:value-type="string">
            <text:p text:style-name="P10"><text:span text:style-name="T18">The Flavor is: </text:span><text:span text:style-name="T22"><draw:control text:anchor-type="as-char" svg:y="-0.443cm" draw:z-index="33" draw:style-name="gr1" draw:text-style-name="P29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29" svg:width="0.466cm" svg:height="0.563cm" draw:control="control15"/></text:p>
          </table:table-cell>
          <table:table-cell table:style-name="Table2.B4" office:value-type="string">
            <text:p text:style-name="P10"><text:span text:style-name="T18">The Instance Count is: </text:span><text:span text:style-name="T20"><draw:control text:anchor-type="as-char" svg:y="-0.443cm" draw:z-index="34" draw:style-name="gr1" draw:text-style-name="P29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29" svg:width="0.466cm" svg:height="0.563cm" draw:control="control16"/></text:p>
          </table:table-cell>
          <table:table-cell table:style-name="Table2.B5" office:value-type="string">
            <text:p text:style-name="P11"><text:span text:style-name="T18">The Instance Boot Source is: </text:span><text:span text:style-name="T20"><draw:control text:anchor-type="as-char" svg:y="-0.443cm" draw:z-index="35" draw:style-name="gr1" draw:text-style-name="P29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29" svg:width="0.466cm" svg:height="0.563cm" draw:control="control17"/></text:p>
          </table:table-cell>
          <table:table-cell table:style-name="Table2.B6" office:value-type="string">
            <text:p text:style-name="P11"><text:span text:style-name="T18">The Image Name is</text:span><text:span text:style-name="T19">:</text:span><text:span text:style-name="T18"> </text:span><text:span text:style-name="T21"><draw:control text:anchor-type="as-char" svg:y="-0.443cm" draw:z-index="36" draw:style-name="gr1" draw:text-style-name="P29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29" svg:width="0.466cm" svg:height="0.563cm" draw:control="control19"/></text:p>
          </table:table-cell>
          <table:table-cell table:style-name="Table2.B1" office:value-type="string">
            <text:p text:style-name="P7"><text:span text:style-name="T34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29" svg:width="0.466cm" svg:height="0.563cm" draw:control="control22"/></text:p>
          </table:table-cell>
          <table:table-cell table:style-name="Table2.B8" office:value-type="string">
            <text:p text:style-name="P5">Select a key pair to ssh into this instance with <text:span text:style-name="T37">(the one you have just created would be good)</text:span></text:p>
            <text:p text:style-name="P22"><text:span text:style-name="T35">T</text:span>he <text:span text:style-name="T35">key pair</text:span> you <text:span text:style-name="T35">selected</text:span> was: <draw:control text:anchor-type="as-char" svg:y="-0.443cm" draw:z-index="5" draw:style-name="gr1" draw:text-style-name="P30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29" svg:width="0.466cm" svg:height="0.563cm" draw:control="control23"/></text:p>
          </table:table-cell>
          <table:table-cell table:style-name="Table2.B9" office:value-type="string">
            <text:p text:style-name="P5">Selected appropriate security groups for this instance (must allow ingress on ports 80 and 22)</text:p>
            <text:p text:style-name="P21">The security groups you selected were:</text:p>
            <text:p text:style-name="P22"><draw:control text:anchor-type="as-char" svg:y="-0.443cm" draw:z-index="6" draw:style-name="gr1" draw:text-style-name="P30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29" svg:width="0.466cm" svg:height="0.563cm" draw:control="control20"/></text:p>
          </table:table-cell>
          <table:table-cell table:style-name="Table2.B1" office:value-type="string">
            <text:p text:style-name="P7"><text:span text:style-name="T36">Go to the “</text:span>Availability Zone” <text:span text:style-name="T36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29" svg:width="0.466cm" svg:height="0.563cm" draw:control="control24"/></text:p>
          </table:table-cell>
          <table:table-cell table:style-name="Table2.B11" office:value-type="string">
            <text:p text:style-name="P9"><text:span text:style-name="T18">The default Availability Zone option of </text:span><text:span text:style-name="T20">(Any availability zone)</text:span><text:span text:style-name="T18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29" svg:width="0.466cm" svg:height="0.563cm" draw:control="control21"/></text:p>
          </table:table-cell>
          <table:table-cell table:style-name="Table2.B1" office:value-type="string">
            <text:p text:style-name="P7"><text:span text:style-name="T36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29" svg:width="0.466cm" svg:height="0.563cm" draw:control="control25"/></text:p>
          </table:table-cell>
          <table:table-cell table:style-name="Table2.B13" office:value-type="string">
            <text:p text:style-name="P6">In the Customization Script Source drop down select <text:span text:style-name="T30">Direct Input</text:span></text:p>
          </table:table-cell>
        </table:table-row>
        <table:table-row>
          <table:table-cell table:style-name="Table2.A14" office:value-type="string">
            <text:p text:style-name="P13"><draw:control text:anchor-type="as-char" draw:z-index="25" draw:style-name="gr2" draw:text-style-name="P29" svg:width="0.466cm" svg:height="0.563cm" draw:control="control26"/></text:p>
          </table:table-cell>
          <table:table-cell table:style-name="Table2.B14" office:value-type="string">
            <text:p text:style-name="P5">In the Script <text:span text:style-name="T32">Data</text:span> edit box <text:span text:style-name="T32">enter </text:span>the following:</text:p>
            <text:p text:style-name="P12">#!/bin/bash -v</text:p>
            <text:p text:style-name="P12">apt-get update &amp;&amp; apt-get -y upgrade</text:p>
            <text:p text:style-name="P14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29" svg:width="0.466cm" svg:height="0.563cm" draw:control="control27"/></text:p>
          </table:table-cell>
          <table:table-cell table:style-name="Table2.B1" office:value-type="string">
            <text:p text:style-name="P7"><text:span text:style-name="T37">Go to the “</text:span>Advanced Options” <text:span text:style-name="T37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29" svg:width="0.466cm" svg:height="0.563cm" draw:control="control28"/></text:p>
          </table:table-cell>
          <table:table-cell table:style-name="Table2.B16" office:value-type="string">
            <text:p text:style-name="P9"><text:span text:style-name="T18">The default Disk Partition option of </text:span><text:span text:style-name="T20">Automatic</text:span><text:span text:style-name="T18"> is selected</text:span></text:p>
          </table:table-cell>
        </table:table-row>
      </table:table>
      <text:p text:style-name="P26">Press the “Launch” button…</text:p>
      <text:p text:style-name="P24">Once launched (Status is <text:span text:style-name="T30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"><text:span text:style-name="T37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29" svg:width="0.466cm" svg:height="0.563cm" draw:control="control29"/></text:p>
          </table:table-cell>
          <table:table-cell table:style-name="Table3.B2" office:value-type="string">
            <text:p text:style-name="P5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29" svg:width="0.466cm" svg:height="0.563cm" draw:control="control30"/></text:p>
          </table:table-cell>
          <table:table-cell table:style-name="Table3.B3" office:value-type="string">
            <text:p text:style-name="P5">The IP address for the instance is: <draw:control text:anchor-type="as-char" svg:y="-0.443cm" draw:z-index="7" draw:style-name="gr1" draw:text-style-name="P30" svg:width="6.504cm" svg:height="0.703cm" draw:control="control8"/>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38">Ssh</text:span>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29" svg:width="0.466cm" svg:height="0.563cm" draw:control="control31"/></text:p>
          </table:table-cell>
          <table:table-cell table:style-name="Table4.B2" office:value-type="string">
            <text:p text:style-name="P8"><text:span text:style-name="T28">You can ssh into the instance</text:span><text:span text:style-name="T23"> (along the lines of “</text:span><text:span text:style-name="T29">ssh -k key ubuntu@</text:span><text:span text:style-name="T39">144.6.255.19</text:span><text:span text:style-name="T40">8</text:span><text:span text:style-name="T23">”)</text:span></text:p>
          </table:table-cell>
        </table:table-row>
      </table:table>
      <text:p text:style-name="P18"/>
      <text:p text:style-name="P19"><text:span text:style-name="T11">Congratulations!</text:span><text:span text:style-name="T12"> You have just spun </text:span><text:span text:style-name="T16">up your workshop inst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2"><draw:image xlink:href="Pictures/10000201000000580000001F5754D91C06F322C0.png" xlink:type="simple" xlink:show="embed" xlink:actuate="onLoad"/></draw:frame></draw:a><text:span text:style-name="MT1"><draw:frame draw:style-name="Mfr2" draw:name="Image1" text:anchor-type="as-char" svg:width="3.845cm" svg:height="0.847cm" draw:z-index="31"><draw:image xlink:href="Pictures/10000000000000C80000002C91B6D481CD344300.png" xlink:type="simple" xlink:show="embed" xlink:actuate="onLoad"/><svg:desc>V3 Alliance</svg:desc></draw:frame></text:span><text:span text:style-name="MT1"> <text:s text:c="3"/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title/>
    <meta:initial-creator/>
    <meta:editing-cycles>26</meta:editing-cycles>
    <dc:date>2015-10-19T14:20:45.684021000</dc:date>
    <meta:editing-duration>PT1H4M48S</meta:editing-duration>
    <dc:creator>Martin Paulo</dc:creator>
    <meta:document-statistic meta:table-count="4" meta:image-count="2" meta:object-count="0" meta:page-count="1" meta:paragraph-count="63" meta:word-count="307" meta:character-count="1894" meta:non-whitespace-character-count="1604"/>
  </office:meta>
</office:document-meta>
</file>